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666666666666667in"/>
    </style:style>
    <style:style style:name="co3" style:family="table-column">
      <style:table-column-properties fo:break-before="auto" style:column-width="3.8020833333333335in"/>
    </style:style>
    <style:style style:name="co4" style:family="table-column">
      <style:table-column-properties fo:break-before="auto" style:column-width="2.1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Charg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code </text:p>
          </table:table-cell>
          <table:table-cell table:style-name="ce23" office:value-type="string">
            <text:p>SubDivsion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ALEXANDER HAMILTON BLV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EMBEZZLEMENT OF PUBLIC FUNDS </text:p>
          </table:table-cell>
          <table:table-cell table:style-name="ce21" office:value-type="string">
            <text:p>ALEXANDER HAMILTON BLV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DISORDERLY CONDUCT </text:p>
          </table:table-cell>
          <table:table-cell table:style-name="ce22" office:value-type="string">
            <text:p>ALEXANDER HAMILTON BLV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MOTOR VEHICLE THEFT </text:p>
          </table:table-cell>
          <table:table-cell table:style-name="ce22" office:value-type="string">
            <text:p>BALLARD STREET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FORGING, UTTERING </text:p>
          </table:table-cell>
          <table:table-cell table:style-name="ce22" office:value-type="string">
            <text:p>BALLARD STREET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BALLARD STREET </text:p>
          </table:table-cell>
          <table:table-cell table:style-name="ce25" office:value-type="float" office:value="23690">
            <text:p>23690</text:p>
          </table:table-cell>
          <table:table-cell table:style-name="ce23"/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ANNOYING PHONE CALLS </text:p>
          </table:table-cell>
          <table:table-cell table:style-name="ce22" office:value-type="string">
            <text:p>BAPTIST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EAD ON ARRIVAL </text:p>
          </table:table-cell>
          <table:table-cell table:style-name="ce22" office:value-type="string">
            <text:p>BAPTIST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5-12-26T00:00:00">
            <text:p>12/26/2005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BAPTIST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MISSING PERSON </text:p>
          </table:table-cell>
          <table:table-cell table:style-name="ce22" office:value-type="string">
            <text:p>BAPTIST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ROBBERY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ASSAULT, AGGRAVATED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RUNK IN PUBLIC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MOTOR VEHICLE THEFT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DEAD ON ARRIVAL </text:p>
          </table:table-cell>
          <table:table-cell table:style-name="ce22" office:value-type="string">
            <text:p>BOUNDARY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GHTWOOD TERRAC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GRAND OAKS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UCKN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UCKN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CANNON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BATTLE PARK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LARCENY, ALL OTHERS </text:p>
          </table:table-cell>
          <table:table-cell table:style-name="ce22" office:value-type="string">
            <text:p>CANNON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BATTLE PARK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OVERDOSE </text:p>
          </table:table-cell>
          <table:table-cell table:style-name="ce22" office:value-type="string">
            <text:p>CANNON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BATTLE PARK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CHURCH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URCH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CHURCH STREET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CHURCH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RECKLESS - GENERAL </text:p>
          </table:table-cell>
          <table:table-cell table:style-name="ce22" office:value-type="string">
            <text:p>COOK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COOK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COOK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LARCENY, ALL OTHERS </text:p>
          </table:table-cell>
          <table:table-cell table:style-name="ce22" office:value-type="string">
            <text:p>COOK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5-12-16T00:00:00">
            <text:p>12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EATH INVESTIGATION </text:p>
          </table:table-cell>
          <table:table-cell table:style-name="ce22" office:value-type="string">
            <text:p>COOK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OL COUR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COOL COURT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ELUDING POLICE </text:p>
          </table:table-cell>
          <table:table-cell table:style-name="ce22" office:value-type="string">
            <text:p>CRAWFORD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CRAWFORD ROAD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DOGWOO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GWOOD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FALC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ALC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ALC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BURNING OR DESTROYING PERSONAL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6T00:00:00">
            <text:p>9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TOBACCO PRODUCTS - POSSESSION OF PRODUCT BY PERSONS UN </text:p>
          </table:table-cell>
          <table:table-cell table:style-name="ce21" office:value-type="string">
            <text:p>GEO WASH MEM HWY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HIT AND RUN -PERSONAL INJU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HITE OAK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AFAYETT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URRENDER FIELD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FAYETT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URRENDER FIELD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LAFAYETT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URRENDER FIELD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LAFAYETT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URRENDER FIELD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LEIGH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KINGS COURT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LEIGH ROAD </text:p>
          </table:table-cell>
          <table:table-cell table:style-name="ce25" office:value-type="float" office:value="23690">
            <text:p>23690</text:p>
          </table:table-cell>
          <table:table-cell table:style-name="ce23" office:value-type="string">
            <text:p>KINGS COURT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GNOLIA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GNOLIA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HICKORY HILL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ATHEWS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URIC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ENDVIEW WOOD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 HOUS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URRENDER FIELD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USE LANE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USE LANE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USE LANE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1-05-04T00:00:00">
            <text:p>5/4/2001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GRAND OAKS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NSHINE WAY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ONSHINE ACRES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SONSHINE WAY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SONSHINE ACRES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NSHINE WAY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CHEYENNE HILLS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ING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PROSTITUTION OR SOLICITATION OF PROSTITUTE </text:p>
          </table:table-cell>
          <table:table-cell table:style-name="ce21" office:value-type="string">
            <text:p>SURRENDER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CRIMES AGAINST NATURE </text:p>
          </table:table-cell>
          <table:table-cell table:style-name="ce21" office:value-type="string">
            <text:p>SURRENDER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SURRENDER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YCAMORE LANE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IAFERRO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IAFERRO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UR ROAD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VIVIA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ENDVIEW WOODS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VIA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TRACE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MURDER -FIRST DEGRE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12-30T00:00:00">
            <text:p>12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18T00:00:00">
            <text:p>11/1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FOUND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WATER STREET </text:p>
          </table:table-cell>
          <table:table-cell table:style-name="ce25" office:value-type="float" office:value="23690">
            <text:p>23690</text:p>
          </table:table-cell>
          <table:table-cell table:style-name="ce21"/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POSSESION AND USE OF FIREWORK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GRAFITTI, PUBLIC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CHISCHIAK WATCH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22T00:00:00">
            <text:p>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string">
            <text:p>WILLIAMS TERRA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